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4.3957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0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f3366"/>
    </style:style>
    <style:style style:name="ce5" style:family="table-cell" style:parent-style-name="Default">
      <style:table-cell-properties fo:background-color="#ffff66"/>
      <style:text-properties style:font-name="Liberation Sans" style:font-name-asian="WenQuanYi Micro Hei" style:font-name-complex="FreeSans"/>
    </style:style>
    <style:style style:name="ce6" style:family="table-cell" style:parent-style-name="Default">
      <style:text-properties style:font-name="Liberation Sans" style:font-name-asian="WenQuanYi Micro Hei" style:font-name-complex="FreeSans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ffff66"/>
    </style:style>
    <style:style style:name="ce9" style:family="table-cell" style:parent-style-name="Default" style:data-style-name="N104">
      <style:table-cell-properties fo:background-color="#00ae00"/>
    </style:style>
    <style:style style:name="ce10" style:family="table-cell" style:parent-style-name="Default" style:data-style-name="N104">
      <style:table-cell-properties fo:background-color="#00ae00"/>
      <style:text-properties style:font-name="Liberation Sans" style:font-name-asian="WenQuanYi Micro Hei" style:font-name-complex="FreeSans"/>
    </style:style>
    <style:style style:name="ce11" style:family="table-cell" style:parent-style-name="Default" style:data-style-name="N104">
      <style:table-cell-properties fo:background-color="#cccccc"/>
    </style:style>
    <style:style style:name="ce12" style:family="table-cell" style:parent-style-name="Default" style:data-style-name="N104">
      <style:table-cell-properties fo:background-color="#ff3366"/>
    </style:style>
    <style:style style:name="ce13" style:family="table-cell" style:parent-style-name="Default">
      <style:table-cell-properties fo:background-color="#00ae00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table table:name="costs_rev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artlist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Exported from diskohedron4w_revd.sch at 15/11/14 8:38 AM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>
            <text:p>Part <text:s/></text:p>
          </table:table-cell>
          <table:table-cell office:value-type="string">
            <text:p>Value <text:s text:c="14"/></text:p>
          </table:table-cell>
          <table:table-cell office:value-type="string">
            <text:p>Device <text:s text:c="13"/></text:p>
          </table:table-cell>
          <table:table-cell office:value-type="string">
            <text:p>Price</text:p>
          </table:table-cell>
          <table:table-cell office:value-type="string">
            <text:p>Package <text:s text:c="13"/></text:p>
          </table:table-cell>
          <table:table-cell office:value-type="string">
            <text:p>Library <text:s text:c="11"/></text:p>
          </table:table-cell>
          <table:table-cell office:value-type="string">
            <text:p>Mouser#</text:p>
          </table:table-cell>
          <table:table-cell office:value-type="string">
            <text:p>Manufactu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D <text:s text:c="3"/></text:p>
          </table:table-cell>
          <table:table-cell table:style-name="ce5" office:value-type="string">
            <text:p>SN65LVDS1</text:p>
          </table:table-cell>
          <table:table-cell table:style-name="ce1" office:value-type="string">
            <text:p>SN65LVDS1</text:p>
          </table:table-cell>
          <table:table-cell table:style-name="ce8" office:value-type="currency" office:currency="USD" office:value="1.08">
            <text:p>$1.08</text:p>
          </table:table-cell>
          <table:table-cell table:style-name="ce1" office:value-type="string">
            <text:p>SOT23-5 <text:s text:c="13"/></text:p>
          </table:table-cell>
          <table:table-cell table:style-name="ce1" office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office:value-type="string">
            <text:p>4D <text:s text:c="3"/></text:p>
          </table:table-cell>
          <table:table-cell table:number-columns-repeated="2" table:style-name="ce1" office:value-type="string">
            <text:p>DS26LV31T </text:p>
          </table:table-cell>
          <table:table-cell table:style-name="ce1"/>
          <table:table-cell table:style-name="ce1" office:value-type="string">
            <text:p>SOIC127P600X175-16N <text:s/></text:p>
          </table:table-cell>
          <table:table-cell table:style-name="ce1" office:value-type="string">
            <text:p>Texas Instruments <text:s/>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>
            <text:p>4R <text:s text:c="3"/></text:p>
          </table:table-cell>
          <table:table-cell table:style-name="ce5" office:value-type="string">
            <text:p>DS26LV32AT</text:p>
          </table:table-cell>
          <table:table-cell table:style-name="ce1" office:value-type="string">
            <text:p>DS26LV32AT</text:p>
          </table:table-cell>
          <table:table-cell table:style-name="ce8" office:value-type="currency" office:currency="USD" office:value="1.39">
            <text:p>$1.39</text:p>
          </table:table-cell>
          <table:table-cell table:style-name="ce1" office:value-type="string">
            <text:p>SOIC16 <text:s text:c="14"/></text:p>
          </table:table-cell>
          <table:table-cell table:style-name="ce1" office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>
            <text:p>C1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9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office:value-type="string">
            <text:p><text:a xlink:href="http://www.ebay.com/itm/50-PCS-220UF-35V-SMD-Electrolytic-Capacitor-35V-220UF-8-10-/301202278340?pt=LH_DefaultDomain_0&amp;hash=item46210e07c4" xlink:type="simple">http://www.ebay.com/itm/50-PCS-220UF-35V-SMD-Electrolytic-Capacitor-35V-220UF-8-10-/301202278340?pt=LH_DefaultDomain_0&amp;hash=item46210e07c4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2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9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3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10" office:value-type="currency" office:currency="USD" office:value="0.02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2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office:value-type="string">
            <text:p><text:a xlink:href="http://www.ebay.com/itm/SMD-Chip-Capacitor-0805B104K-100nF-50V-100PCS-/371056581416?pt=LH_DefaultDomain_0&amp;hash=item5664b21b28" xlink:type="simple">http://www.ebay.com/itm/SMD-Chip-Capacitor-0805B104K-100nF-50V-100PCS-/371056581416?pt=LH_DefaultDomain_0&amp;hash=item5664b21b28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4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9" table:formula="of:=1.79/100" office:value-type="currency" office:currency="USD" office:value="0.0179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1 <text:s text:c="3"/></text:p>
          </table:table-cell>
          <table:table-cell table:style-name="ce2" office:value-type="string">
            <text:p>1N5824 3A <text:s text:c="10"/></text:p>
          </table:table-cell>
          <table:table-cell table:style-name="ce2" office:value-type="string">
            <text:p>DIODE_E-SMC <text:s text:c="8"/></text:p>
          </table:table-cell>
          <table:table-cell table:style-name="ce9" table:formula="of:=6.48/50" office:value-type="currency" office:currency="USD" office:value="0.1296">
            <text:p>$0.13</text:p>
          </table:table-cell>
          <table:table-cell table:style-name="ce2" office:value-type="string">
            <text:p>DIODE_SMC <text:s text:c="11"/></text:p>
          </table:table-cell>
          <table:table-cell table:style-name="ce2" office:value-type="string">
            <text:p>eagle-ltspice <text:s text:c="5"/></text:p>
          </table:table-cell>
          <table:table-cell table:style-name="ce2" office:value-type="string">
            <text:p>625-SS36-E3</text:p>
          </table:table-cell>
          <table:table-cell table:style-name="ce2" office:value-type="string">
            <text:p>SS36-E3/57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2 <text:s text:c="3"/></text:p>
          </table:table-cell>
          <table:table-cell table:style-name="ce2" office:value-type="string">
            <text:p>1n4001 <text:s text:c="13"/></text:p>
          </table:table-cell>
          <table:table-cell table:style-name="ce2" office:value-type="string">
            <text:p>DIODESMA <text:s text:c="11"/></text:p>
          </table:table-cell>
          <table:table-cell table:style-name="ce9" table:formula="of:=2.87/100" office:value-type="currency" office:currency="USD" office:value="0.0287">
            <text:p>$0.03</text:p>
          </table:table-cell>
          <table:table-cell table:style-name="ce2" office:value-type="string">
            <text:p>SMADIODE <text:s text:c="12"/></text:p>
          </table:table-cell>
          <table:table-cell table:style-name="ce2" office:value-type="string">
            <text:p>adafruit <text:s text:c="10"/></text:p>
          </table:table-cell>
          <table:table-cell table:style-name="ce2" office:value-type="string">
            <text:p>821-S1BB</text:p>
          </table:table-cell>
          <table:table-cell table:style-name="ce2" office:value-type="string">
            <text:p>S1BB</text:p>
          </table:table-cell>
          <table:table-cell table:number-columns-repeated="4"/>
        </table:table-row>
        <table:table-row table:style-name="ro1">
          <table:table-cell table:style-name="ce2" office:value-type="string">
            <text:p>JP1 <text:s text:c="2"/></text:p>
          </table:table-cell>
          <table:table-cell table:style-name="ce2" office:value-type="string">
            <text:p>EXTBRD <text:s text:c="13"/></text:p>
          </table:table-cell>
          <table:table-cell table:style-name="ce2" office:value-type="string">
            <text:p>M05PTH <text:s text:c="13"/></text:p>
          </table:table-cell>
          <table:table-cell table:style-name="ce9" office:value-type="currency" office:currency="USD" office:value="0.01">
            <text:p>$0.01</text:p>
          </table:table-cell>
          <table:table-cell table:style-name="ce2" office:value-type="string">
            <text:p>1X05 <text:s text:c="16"/></text:p>
          </table:table-cell>
          <table:table-cell table:style-name="ce2" office:value-type="string">
            <text:p>SparkFun-Connector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>
            <text:p>JST <text:s text:c="2"/></text:p>
          </table:table-cell>
          <table:table-cell table:number-columns-repeated="2" table:style-name="ce2" office:value-type="string">
            <text:p>8PIN-ZH <text:s text:c="12"/></text:p>
          </table:table-cell>
          <table:table-cell table:style-name="ce9" table:formula="of:=21.87/30" office:value-type="currency" office:currency="USD" office:value="0.729">
            <text:p>$0.73</text:p>
          </table:table-cell>
          <table:table-cell table:style-name="ce2" office:value-type="string">
            <text:p>B8B-ZH <text:s text:c="14"/></text:p>
          </table:table-cell>
          <table:table-cell table:style-name="ce2" office:value-type="string">
            <text:p>diskohedron <text:s text:c="7"/></text:p>
          </table:table-cell>
          <table:table-cell table:style-name="ce2" table:number-columns-repeated="2"/>
          <table:table-cell office:value-type="string">
            <text:p><text:a xlink:href="http://www.ebay.com/itm/Micro-JST-1-5-ZH-8-Pin-Connector-Plug-with-Wire-x-10-sets-/121338507740?pt=Radio_Control_Parts_Accessories&amp;hash=item1c4056b1dc" xlink:type="simple">http://www.ebay.com/itm/Micro-JST-1-5-ZH-8-Pin-Connector-Plug-with-Wire-x-10-sets-/121338507740?pt=Radio_Control_Parts_Accessories&amp;hash=item1c4056b1dc</text:a>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1 <text:s text:c="3"/></text:p>
          </table:table-cell>
          <table:table-cell table:style-name="ce2" office:value-type="string">
            <text:p>30uH <text:s text:c="15"/></text:p>
          </table:table-cell>
          <table:table-cell table:style-name="ce2" office:value-type="string">
            <text:p>DR127 <text:s text:c="14"/></text:p>
          </table:table-cell>
          <table:table-cell table:style-name="ce9" table:formula="of:=2.53/10" office:value-type="currency" office:currency="USD" office:value="0.253">
            <text:p>$0.25</text:p>
          </table:table-cell>
          <table:table-cell table:style-name="ce2" office:value-type="string">
            <text:p>DR127 <text:s text:c="15"/></text:p>
          </table:table-cell>
          <table:table-cell table:style-name="ce2" office:value-type="string">
            <text:p>inductors <text:s text:c="8"/></text:p>
          </table:table-cell>
          <table:table-cell table:style-name="ce2" office:value-type="string">
            <text:p>704-DR127-331-R </text:p>
          </table:table-cell>
          <table:table-cell table:style-name="ce2" office:value-type="string">
            <text:p>DR127-331-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M2586</text:p>
          </table:table-cell>
          <table:table-cell table:style-name="ce2" office:value-type="string">
            <text:p>LM2596 <text:s text:c="13"/></text:p>
          </table:table-cell>
          <table:table-cell table:style-name="ce2" office:value-type="string">
            <text:p>LM2596S <text:s text:c="12"/></text:p>
          </table:table-cell>
          <table:table-cell table:style-name="ce9" table:formula="of:=10.83/30" office:value-type="currency" office:currency="USD" office:value="0.361">
            <text:p>$0.36</text:p>
          </table:table-cell>
          <table:table-cell table:style-name="ce2" office:value-type="string">
            <text:p>TO263-5 <text:s text:c="13"/></text:p>
          </table:table-cell>
          <table:table-cell table:style-name="ce2" office:value-type="string">
            <text:p>linear</text:p>
          </table:table-cell>
          <table:table-cell table:style-name="ce2" office:value-type="string">
            <text:p>926-LM2596SX33NOPB</text:p>
          </table:table-cell>
          <table:table-cell table:style-name="ce2" office:value-type="string">
            <text:p>LM2596SX-3.3/NOPB</text:p>
          </table:table-cell>
          <table:table-cell office:value-type="string">
            <text:p><text:a xlink:href="http://www.ebay.com/itm/50-PCS-LM2576S-3-3-TO-263-Step-Down-Voltage-Regulator-/301202266288?pt=LH_DefaultDomain_0&amp;hash=item46210dd8b0" xlink:type="simple">http://www.ebay.com/itm/50-PCS-LM2576S-3-3-TO-263-Step-Down-Voltage-Regulator-/301202266288?pt=LH_DefaultDomain_0&amp;hash=item46210dd8b0</text:a></text:p>
          </table:table-cell>
          <table:table-cell office:value-type="string">
            <text:p><text:s text:c="10"/>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1 <text:s text:c="3"/></text:p>
          </table:table-cell>
          <table:table-cell table:style-name="ce2" office:value-type="string">
            <text:p>220R <text:s text:c="15"/></text:p>
          </table:table-cell>
          <table:table-cell table:style-name="ce2" office:value-type="string">
            <text:p>R-EU_M0805 <text:s text:c="9"/></text:p>
          </table:table-cell>
          <table:table-cell table:style-name="ce9" table:formula="of:=2/100" office:value-type="currency" office:currency="USD" office:value="0.02">
            <text:p>$0.02</text:p>
          </table:table-cell>
          <table:table-cell table:style-name="ce2" office:value-type="string">
            <text:p>M0805 <text:s text:c="15"/></text:p>
          </table:table-cell>
          <table:table-cell table:style-name="ce2" office:value-type="string">
            <text:p>resistor <text:s text:c="10"/></text:p>
          </table:table-cell>
          <table:table-cell table:style-name="ce2" office:value-type="string">
            <text:p>71-CRCW0805-220-E3</text:p>
          </table:table-cell>
          <table:table-cell table:style-name="ce2" office:value-type="string">
            <text:p>CRCW0805220RF</text:p>
          </table:table-cell>
          <table:table-cell office:value-type="string">
            <text:p><text:a xlink:href="http://www.ebay.com/itm/50-220R-220-ohm-ohms-SMD-0805-Chip-Resistors-Surface-Mount-watts-5-/380905325760?pt=LH_DefaultDomain_0&amp;hash=item58afba04c0" xlink:type="simple">http://www.ebay.com/itm/50-220R-220-ohm-ohms-SMD-0805-Chip-Resistors-Surface-Mount-watts-5-/380905325760?pt=LH_DefaultDomain_0&amp;hash=item58afba04c0</text:a></text:p>
          </table:table-cell>
          <table:table-cell table:number-columns-repeated="3"/>
        </table:table-row>
        <table:table-row table:style-name="ro2">
          <table:table-cell table:style-name="ce2" office:value-type="string">
            <text:p>STP04 </text:p>
          </table:table-cell>
          <table:table-cell table:number-columns-repeated="2" table:style-name="ce2" office:value-type="string">
            <text:p>STP04CM05 <text:s text:c="10"/></text:p>
          </table:table-cell>
          <table:table-cell table:style-name="ce9" office:value-type="currency" office:currency="USD" office:value="1.5">
            <text:p>$1.50</text:p>
          </table:table-cell>
          <table:table-cell table:style-name="ce2" office:value-type="string">
            <text:p>TSSOP16 <text:s text:c="13"/></text:p>
          </table:table-cell>
          <table:table-cell table:style-name="ce2" office:value-type="string">
            <text:p>stp04 <text:s text:c="13"/></text:p>
          </table:table-cell>
          <table:table-cell table:style-name="ce2" office:value-type="string">
            <text:p>511-STP04CM05XTTR</text:p>
          </table:table-cell>
          <table:table-cell table:style-name="ce2" office:value-type="string">
            <text:p>STP04CM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N1 <text:s text:c="2"/>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OUT-L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OUT-R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/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6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9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7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9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12 <text:s/></text:p>
          </table:table-cell>
          <table:table-cell table:style-name="ce2" office:value-type="string">
            <text:p>HERMAPHRODIT2PIN <text:s text:c="3"/></text:p>
          </table:table-cell>
          <table:table-cell table:style-name="ce2" office:value-type="string">
            <text:p>HERMAPHRODIT2PIN <text:s text:c="4"/></text:p>
          </table:table-cell>
          <table:table-cell table:style-name="ce9"/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F1</text:p>
          </table:table-cell>
          <table:table-cell table:number-columns-repeated="2" table:style-name="ce2" office:value-type="string">
            <text:p>FUSE</text:p>
          </table:table-cell>
          <table:table-cell table:style-name="ce9" office:value-type="currency" office:currency="USD" office:value="0.15">
            <text:p>$0.15</text:p>
          </table:table-cell>
          <table:table-cell table:style-name="ce13" office:value-type="float" office:value="1812">
            <text:p>1812</text:p>
          </table:table-cell>
          <table:table-cell table:style-name="ce2" office:value-type="string">
            <text:p>adafruit <text:s text:c="10"/></text:p>
          </table:table-cell>
          <table:table-cell table:style-name="ce2" office:value-type="string">
            <text:p>504-PTS181230V020</text:p>
          </table:table-cell>
          <table:table-cell table:style-name="ce2" office:value-type="string">
            <text:p>PTS181230V020</text:p>
          </table:table-cell>
          <table:table-cell table:style-name="ce14"/>
          <table:table-cell table:number-columns-repeated="3"/>
        </table:table-row>
        <table:table-row table:style-name="ro2">
          <table:table-cell/>
          <table:table-cell office:value-type="string">
            <text:p>4W RGBW</text:p>
          </table:table-cell>
          <table:table-cell/>
          <table:table-cell table:formula="of:=62.95/50" office:value-type="currency" office:currency="USD" office:value="1.259">
            <text:p>$1.26</text:p>
          </table:table-cell>
          <table:table-cell table:number-columns-repeated="8"/>
        </table:table-row>
        <table:table-row table:style-name="ro2">
          <table:table-cell table:style-name="ce3"/>
          <table:table-cell table:style-name="ce3" office:value-type="string">
            <text:p>HEATSINK</text:p>
          </table:table-cell>
          <table:table-cell table:style-name="ce3"/>
          <table:table-cell table:style-name="ce11" table:formula="of:=47.34/30" office:value-type="currency" office:currency="USD" office:value="1.578">
            <text:p>$1.58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/>
          <table:table-cell office:value-type="string">
            <text:p>PLA-white 96g</text:p>
          </table:table-cell>
          <table:table-cell/>
          <table:table-cell table:formula="of:=36/10" office:value-type="currency" office:currency="USD" office:value="3.6">
            <text:p>$3.60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4" office:value-type="string">
            <text:p>Acryl-glass Laser-cut</text:p>
          </table:table-cell>
          <table:table-cell table:style-name="ce4"/>
          <table:table-cell table:style-name="ce12" office:value-type="currency" office:currency="USD" office:value="3">
            <text:p>$3.00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2"/>
          <table:table-cell table:style-name="ce2" office:value-type="string">
            <text:p>PCB manufacturing</text:p>
          </table:table-cell>
          <table:table-cell table:style-name="ce2"/>
          <table:table-cell table:style-name="ce9" table:formula="of:=125.85/30" office:value-type="currency" office:currency="USD" office:value="4.195">
            <text:p>$4.20</text:p>
          </table:table-cell>
          <table:table-cell table:style-name="ce2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Total par piece</text:p>
          </table:table-cell>
          <table:table-cell table:formula="of:=SUM([.D7:.D33])" office:value-type="currency" office:currency="USD" office:value="22.0012">
            <text:p>$22.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30 pieces</text:p>
          </table:table-cell>
          <table:table-cell table:formula="of:=[.D36]*30" office:value-type="currency" office:currency="USD" office:value="660.036">
            <text:p>$660.04</text:p>
          </table:table-cell>
          <table:table-cell table:style-name="ce14"/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Power supply</text:p>
          </table:table-cell>
          <table:table-cell office:value-type="currency" office:currency="USD" office:value="83.39">
            <text:p>$83.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Microcontroller</text:p>
          </table:table-cell>
          <table:table-cell office:value-type="currency" office:currency="USD" office:value="40">
            <text:p>$40.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Cables, screws, glue</text:p>
          </table:table-cell>
          <table:table-cell office:value-type="currency" office:currency="USD" office:value="20">
            <text:p>$20.00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>
            <text:p>Diskohedron in total</text:p>
          </table:table-cell>
          <table:table-cell table:formula="of:=SUM([.D36:.D42])" office:value-type="currency" office:currency="USD" office:value="825.4272">
            <text:p>$825.43</text:p>
          </table:table-cell>
          <table:table-cell table:number-columns-repeated="8"/>
        </table:table-row>
        <table:table-row table:style-name="ro2" table:number-rows-repeated="104853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weight" table:style-name="ta1">
        <table:table-column table:style-name="co13" table:default-cell-style-name="Default"/>
        <table:table-column table:style-name="co12" table:default-cell-style-name="Default"/>
        <table:table-row table:style-name="ro2">
          <table:table-cell/>
          <table:table-cell office:value-type="string">
            <text:p>in g</text:p>
          </table:table-cell>
        </table:table-row>
        <table:table-row table:style-name="ro3">
          <table:table-cell office:value-type="string">
            <text:p>One module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30 pcs.</text:p>
          </table:table-cell>
          <table:table-cell table:formula="of:=[.B2]*30" office:value-type="float" office:value="6210">
            <text:p>6210</text:p>
          </table:table-cell>
        </table:table-row>
        <table:table-row table:style-name="ro3">
          <table:table-cell office:value-type="string">
            <text:p>Power supply</text:p>
          </table:table-cell>
          <table:table-cell office:value-type="float" office:value="325">
            <text:p>325</text:p>
          </table:table-cell>
        </table:table-row>
        <table:table-row table:style-name="ro3">
          <table:table-cell office:value-type="string">
            <text:p>Plastic Supply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SUM([.B3:.B5])" office:value-type="float" office:value="6535">
            <text:p>6535</text:p>
          </table:table-cell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sts_rev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artlist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Exported from diskohedron4w_revb.sch at 6/4/14 8:38 AM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>
            <text:p>Part <text:s/></text:p>
          </table:table-cell>
          <table:table-cell office:value-type="string">
            <text:p>Value <text:s text:c="14"/></text:p>
          </table:table-cell>
          <table:table-cell office:value-type="string">
            <text:p>Device <text:s text:c="13"/></text:p>
          </table:table-cell>
          <table:table-cell office:value-type="string">
            <text:p>Price</text:p>
          </table:table-cell>
          <table:table-cell office:value-type="string">
            <text:p>Package <text:s text:c="13"/></text:p>
          </table:table-cell>
          <table:table-cell office:value-type="string">
            <text:p>Library <text:s text:c="11"/></text:p>
          </table:table-cell>
          <table:table-cell office:value-type="string">
            <text:p>Mouser#</text:p>
          </table:table-cell>
          <table:table-cell office:value-type="string">
            <text:p>Manufactu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D <text:s text:c="3"/></text:p>
          </table:table-cell>
          <table:table-cell table:style-name="ce5" office:value-type="string">
            <text:p>SN65LVDS1</text:p>
          </table:table-cell>
          <table:table-cell table:style-name="ce1" office:value-type="string">
            <text:p>SN65LVDS1</text:p>
          </table:table-cell>
          <table:table-cell table:style-name="ce8" office:value-type="currency" office:currency="USD" office:value="1.08">
            <text:p>$1.08</text:p>
          </table:table-cell>
          <table:table-cell table:style-name="ce1" office:value-type="string">
            <text:p>SOT23-5 <text:s text:c="13"/></text:p>
          </table:table-cell>
          <table:table-cell table:style-name="ce1" office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office:value-type="string">
            <text:p>4D <text:s text:c="3"/></text:p>
          </table:table-cell>
          <table:table-cell table:number-columns-repeated="2" table:style-name="ce1" office:value-type="string">
            <text:p>DS26LV31T </text:p>
          </table:table-cell>
          <table:table-cell table:style-name="ce8"/>
          <table:table-cell table:style-name="ce1" office:value-type="string">
            <text:p>SOIC127P600X175-16N <text:s/></text:p>
          </table:table-cell>
          <table:table-cell table:style-name="ce1" office:value-type="string">
            <text:p>Texas Instruments <text:s/>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>
            <text:p>4R <text:s text:c="3"/></text:p>
          </table:table-cell>
          <table:table-cell table:style-name="ce5" office:value-type="string">
            <text:p>DS26LV32AT</text:p>
          </table:table-cell>
          <table:table-cell table:style-name="ce1" office:value-type="string">
            <text:p>DS26LV32AT</text:p>
          </table:table-cell>
          <table:table-cell table:style-name="ce8" office:value-type="currency" office:currency="USD" office:value="1.39">
            <text:p>$1.39</text:p>
          </table:table-cell>
          <table:table-cell table:style-name="ce1" office:value-type="string">
            <text:p>SOIC16 <text:s text:c="14"/></text:p>
          </table:table-cell>
          <table:table-cell table:style-name="ce1" office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>
            <text:p>C1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9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office:value-type="string">
            <text:p><text:a xlink:href="http://www.ebay.com/itm/50-PCS-220UF-35V-SMD-Electrolytic-Capacitor-35V-220UF-8-10-/301202278340?pt=LH_DefaultDomain_0&amp;hash=item46210e07c4" xlink:type="simple">http://www.ebay.com/itm/50-PCS-220UF-35V-SMD-Electrolytic-Capacitor-35V-220UF-8-10-/301202278340?pt=LH_DefaultDomain_0&amp;hash=item46210e07c4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2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9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3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10" office:value-type="currency" office:currency="USD" office:value="0.02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2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office:value-type="string">
            <text:p><text:a xlink:href="http://www.ebay.com/itm/SMD-Chip-Capacitor-0805B104K-100nF-50V-100PCS-/371056581416?pt=LH_DefaultDomain_0&amp;hash=item5664b21b28" xlink:type="simple">http://www.ebay.com/itm/SMD-Chip-Capacitor-0805B104K-100nF-50V-100PCS-/371056581416?pt=LH_DefaultDomain_0&amp;hash=item5664b21b28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4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9" table:formula="of:=1.79/100" office:value-type="currency" office:currency="USD" office:value="0.0179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1 <text:s text:c="3"/></text:p>
          </table:table-cell>
          <table:table-cell table:style-name="ce2" office:value-type="string">
            <text:p>1N5824 3A <text:s text:c="10"/></text:p>
          </table:table-cell>
          <table:table-cell table:style-name="ce2" office:value-type="string">
            <text:p>DIODE_E-SMC <text:s text:c="8"/></text:p>
          </table:table-cell>
          <table:table-cell table:style-name="ce9" table:formula="of:=6.48/50" office:value-type="currency" office:currency="USD" office:value="0.1296">
            <text:p>$0.13</text:p>
          </table:table-cell>
          <table:table-cell table:style-name="ce2" office:value-type="string">
            <text:p>DIODE_SMC <text:s text:c="11"/></text:p>
          </table:table-cell>
          <table:table-cell table:style-name="ce2" office:value-type="string">
            <text:p>eagle-ltspice <text:s text:c="5"/></text:p>
          </table:table-cell>
          <table:table-cell table:style-name="ce2" office:value-type="string">
            <text:p>625-SS36-E3</text:p>
          </table:table-cell>
          <table:table-cell table:style-name="ce2" office:value-type="string">
            <text:p>SS36-E3/57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2 <text:s text:c="3"/></text:p>
          </table:table-cell>
          <table:table-cell table:style-name="ce2" office:value-type="string">
            <text:p>1n4001 <text:s text:c="13"/></text:p>
          </table:table-cell>
          <table:table-cell table:style-name="ce2" office:value-type="string">
            <text:p>DIODESMA <text:s text:c="11"/></text:p>
          </table:table-cell>
          <table:table-cell table:style-name="ce9" table:formula="of:=2.87/100" office:value-type="currency" office:currency="USD" office:value="0.0287">
            <text:p>$0.03</text:p>
          </table:table-cell>
          <table:table-cell table:style-name="ce2" office:value-type="string">
            <text:p>SMADIODE <text:s text:c="12"/></text:p>
          </table:table-cell>
          <table:table-cell table:style-name="ce2" office:value-type="string">
            <text:p>adafruit <text:s text:c="10"/></text:p>
          </table:table-cell>
          <table:table-cell table:style-name="ce2" office:value-type="string">
            <text:p>821-S1BB</text:p>
          </table:table-cell>
          <table:table-cell table:style-name="ce2" office:value-type="string">
            <text:p>S1BB</text:p>
          </table:table-cell>
          <table:table-cell table:number-columns-repeated="4"/>
        </table:table-row>
        <table:table-row table:style-name="ro1">
          <table:table-cell table:style-name="ce2" office:value-type="string">
            <text:p>JP1 <text:s text:c="2"/></text:p>
          </table:table-cell>
          <table:table-cell table:style-name="ce2" office:value-type="string">
            <text:p>EXTBRD <text:s text:c="13"/></text:p>
          </table:table-cell>
          <table:table-cell table:style-name="ce2" office:value-type="string">
            <text:p>M05PTH <text:s text:c="13"/></text:p>
          </table:table-cell>
          <table:table-cell table:style-name="ce9" office:value-type="currency" office:currency="USD" office:value="0.01">
            <text:p>$0.01</text:p>
          </table:table-cell>
          <table:table-cell table:style-name="ce2" office:value-type="string">
            <text:p>1X05 <text:s text:c="16"/></text:p>
          </table:table-cell>
          <table:table-cell table:style-name="ce2" office:value-type="string">
            <text:p>SparkFun-Connector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>
            <text:p>JST <text:s text:c="2"/></text:p>
          </table:table-cell>
          <table:table-cell table:number-columns-repeated="2" table:style-name="ce2" office:value-type="string">
            <text:p>8PIN-ZH <text:s text:c="12"/></text:p>
          </table:table-cell>
          <table:table-cell table:style-name="ce9" table:formula="of:=21.87/30" office:value-type="currency" office:currency="USD" office:value="0.729">
            <text:p>$0.73</text:p>
          </table:table-cell>
          <table:table-cell table:style-name="ce2" office:value-type="string">
            <text:p>B8B-ZH <text:s text:c="1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digikey 455-1663-ND</text:p>
          </table:table-cell>
          <table:table-cell table:style-name="ce2" office:value-type="string">
            <text:p>B8B-ZR(LF)(SN)</text:p>
          </table:table-cell>
          <table:table-cell office:value-type="string">
            <text:p><text:a xlink:href="http://www.ebay.com/itm/Micro-JST-1-5-ZH-8-Pin-Connector-Plug-with-Wire-x-10-sets-/121338507740?pt=Radio_Control_Parts_Accessories&amp;hash=item1c4056b1dc" xlink:type="simple">http://www.ebay.com/itm/Micro-JST-1-5-ZH-8-Pin-Connector-Plug-with-Wire-x-10-sets-/121338507740?pt=Radio_Control_Parts_Accessories&amp;hash=item1c4056b1dc</text:a>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1 <text:s text:c="3"/></text:p>
          </table:table-cell>
          <table:table-cell table:style-name="ce2" office:value-type="string">
            <text:p>30uH <text:s text:c="15"/></text:p>
          </table:table-cell>
          <table:table-cell table:style-name="ce2" office:value-type="string">
            <text:p>DR127 <text:s text:c="14"/></text:p>
          </table:table-cell>
          <table:table-cell table:style-name="ce9" table:formula="of:=2.53/10" office:value-type="currency" office:currency="USD" office:value="0.253">
            <text:p>$0.25</text:p>
          </table:table-cell>
          <table:table-cell table:style-name="ce2" office:value-type="string">
            <text:p>DR127 <text:s text:c="15"/></text:p>
          </table:table-cell>
          <table:table-cell table:style-name="ce2" office:value-type="string">
            <text:p>inductors <text:s text:c="8"/></text:p>
          </table:table-cell>
          <table:table-cell table:style-name="ce2" office:value-type="string">
            <text:p>704-DR127-331-R </text:p>
          </table:table-cell>
          <table:table-cell table:style-name="ce2" office:value-type="string">
            <text:p>DR127-331-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M2586</text:p>
          </table:table-cell>
          <table:table-cell table:style-name="ce2" office:value-type="string">
            <text:p>LM2596 <text:s text:c="13"/></text:p>
          </table:table-cell>
          <table:table-cell table:style-name="ce2" office:value-type="string">
            <text:p>LM2596S <text:s text:c="12"/></text:p>
          </table:table-cell>
          <table:table-cell table:style-name="ce9" table:formula="of:=10.83/30" office:value-type="currency" office:currency="USD" office:value="0.361">
            <text:p>$0.36</text:p>
          </table:table-cell>
          <table:table-cell table:style-name="ce2" office:value-type="string">
            <text:p>TO263-5 <text:s text:c="13"/></text:p>
          </table:table-cell>
          <table:table-cell table:style-name="ce2" office:value-type="string">
            <text:p>linear</text:p>
          </table:table-cell>
          <table:table-cell table:style-name="ce2" office:value-type="string">
            <text:p>926-LM2596SX33NOPB</text:p>
          </table:table-cell>
          <table:table-cell table:style-name="ce2" office:value-type="string">
            <text:p>LM2596SX-3.3/NOPB</text:p>
          </table:table-cell>
          <table:table-cell office:value-type="string">
            <text:p><text:a xlink:href="http://www.ebay.com/itm/50-PCS-LM2576S-3-3-TO-263-Step-Down-Voltage-Regulator-/301202266288?pt=LH_DefaultDomain_0&amp;hash=item46210dd8b0" xlink:type="simple">http://www.ebay.com/itm/50-PCS-LM2576S-3-3-TO-263-Step-Down-Voltage-Regulator-/301202266288?pt=LH_DefaultDomain_0&amp;hash=item46210dd8b0</text:a></text:p>
          </table:table-cell>
          <table:table-cell office:value-type="string">
            <text:p><text:s text:c="10"/>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1 <text:s text:c="3"/></text:p>
          </table:table-cell>
          <table:table-cell table:style-name="ce2" office:value-type="string">
            <text:p>220R <text:s text:c="15"/></text:p>
          </table:table-cell>
          <table:table-cell table:style-name="ce2" office:value-type="string">
            <text:p>R-EU_M0805 <text:s text:c="9"/></text:p>
          </table:table-cell>
          <table:table-cell table:style-name="ce9" table:formula="of:=2/100" office:value-type="currency" office:currency="USD" office:value="0.02">
            <text:p>$0.02</text:p>
          </table:table-cell>
          <table:table-cell table:style-name="ce2" office:value-type="string">
            <text:p>M0805 <text:s text:c="15"/></text:p>
          </table:table-cell>
          <table:table-cell table:style-name="ce2" office:value-type="string">
            <text:p>resistor <text:s text:c="10"/></text:p>
          </table:table-cell>
          <table:table-cell table:style-name="ce2" office:value-type="string">
            <text:p>71-CRCW0805-220-E3</text:p>
          </table:table-cell>
          <table:table-cell table:style-name="ce2" office:value-type="string">
            <text:p>CRCW0805220RF</text:p>
          </table:table-cell>
          <table:table-cell office:value-type="string">
            <text:p><text:a xlink:href="http://www.ebay.com/itm/50-220R-220-ohm-ohms-SMD-0805-Chip-Resistors-Surface-Mount-watts-5-/380905325760?pt=LH_DefaultDomain_0&amp;hash=item58afba04c0" xlink:type="simple">http://www.ebay.com/itm/50-220R-220-ohm-ohms-SMD-0805-Chip-Resistors-Surface-Mount-watts-5-/380905325760?pt=LH_DefaultDomain_0&amp;hash=item58afba04c0</text:a></text:p>
          </table:table-cell>
          <table:table-cell table:number-columns-repeated="3"/>
        </table:table-row>
        <table:table-row table:style-name="ro2">
          <table:table-cell table:style-name="ce2" office:value-type="string">
            <text:p>STP04 </text:p>
          </table:table-cell>
          <table:table-cell table:number-columns-repeated="2" table:style-name="ce2" office:value-type="string">
            <text:p>STP04CM05 <text:s text:c="10"/></text:p>
          </table:table-cell>
          <table:table-cell table:style-name="ce9" office:value-type="currency" office:currency="USD" office:value="1.5">
            <text:p>$1.50</text:p>
          </table:table-cell>
          <table:table-cell table:style-name="ce2" office:value-type="string">
            <text:p>TSSOP16 <text:s text:c="13"/></text:p>
          </table:table-cell>
          <table:table-cell table:style-name="ce2" office:value-type="string">
            <text:p>stp04 <text:s text:c="13"/></text:p>
          </table:table-cell>
          <table:table-cell table:style-name="ce2" office:value-type="string">
            <text:p>511-STP04CM05XTTR</text:p>
          </table:table-cell>
          <table:table-cell table:style-name="ce2" office:value-type="string">
            <text:p>STP04CM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N1 <text:s text:c="2"/>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OUT-L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OUT-R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/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6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9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7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9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office:value-type="string">
            <text:p>U$12 <text:s/></text:p>
          </table:table-cell>
          <table:table-cell table:style-name="ce2" office:value-type="string">
            <text:p>HERMAPHRODIT2PIN <text:s text:c="3"/></text:p>
          </table:table-cell>
          <table:table-cell table:style-name="ce2" office:value-type="string">
            <text:p>HERMAPHRODIT2PIN <text:s text:c="4"/></text:p>
          </table:table-cell>
          <table:table-cell table:style-name="ce9"/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4"/>
          <table:table-cell table:number-columns-repeated="3"/>
        </table:table-row>
        <table:table-row table:style-name="ro2">
          <table:table-cell/>
          <table:table-cell office:value-type="string">
            <text:p>4W RGBW</text:p>
          </table:table-cell>
          <table:table-cell/>
          <table:table-cell table:formula="of:=62.95/50" office:value-type="currency" office:currency="USD" office:value="1.259">
            <text:p>$1.26</text:p>
          </table:table-cell>
          <table:table-cell table:number-columns-repeated="8"/>
        </table:table-row>
        <table:table-row table:style-name="ro2">
          <table:table-cell table:style-name="ce3"/>
          <table:table-cell table:style-name="ce3" office:value-type="string">
            <text:p>HEATSINK</text:p>
          </table:table-cell>
          <table:table-cell table:style-name="ce3"/>
          <table:table-cell table:style-name="ce11" table:formula="of:=47.34/30" office:value-type="currency" office:currency="USD" office:value="1.578">
            <text:p>$1.58</text:p>
          </table:table-cell>
          <table:table-cell table:style-name="ce3" table:number-columns-repeated="5"/>
          <table:table-cell table:number-columns-repeated="3"/>
        </table:table-row>
        <table:table-row table:style-name="ro1">
          <table:table-cell/>
          <table:table-cell office:value-type="string">
            <text:p>PLA-white 96g</text:p>
          </table:table-cell>
          <table:table-cell/>
          <table:table-cell table:formula="of:=36/10" office:value-type="currency" office:currency="USD" office:value="3.6">
            <text:p>$3.60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4" office:value-type="string">
            <text:p>Acryl-glass Laser-cut</text:p>
          </table:table-cell>
          <table:table-cell table:style-name="ce4"/>
          <table:table-cell table:style-name="ce12" office:value-type="currency" office:currency="USD" office:value="3">
            <text:p>$3.00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2"/>
          <table:table-cell table:style-name="ce2" office:value-type="string">
            <text:p>PCB manufacturing</text:p>
          </table:table-cell>
          <table:table-cell table:style-name="ce2"/>
          <table:table-cell table:style-name="ce9" table:formula="of:=125.85/30" office:value-type="currency" office:currency="USD" office:value="4.195">
            <text:p>$4.20</text:p>
          </table:table-cell>
          <table:table-cell table:style-name="ce2"/>
          <table:table-cell table:number-columns-repeated="7"/>
        </table:table-row>
        <table:table-row table:style-name="ro2">
          <table:table-cell/>
          <table:table-cell office:value-type="string">
            <text:p>PCB Assembly</text:p>
          </table:table-cell>
          <table:table-cell/>
          <table:table-cell office:value-type="currency" office:currency="USD" office:value="15">
            <text:p>$15.00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Total par piece</text:p>
          </table:table-cell>
          <table:table-cell table:formula="of:=SUM([.D7:.D34])" office:value-type="currency" office:currency="USD" office:value="36.8512">
            <text:p>$36.8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30 pieces</text:p>
          </table:table-cell>
          <table:table-cell table:formula="of:=[.D35]*30" office:value-type="currency" office:currency="USD" office:value="1105.536">
            <text:p>$1,105.54</text:p>
          </table:table-cell>
          <table:table-cell table:style-name="ce14"/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Power supply</text:p>
          </table:table-cell>
          <table:table-cell office:value-type="currency" office:currency="USD" office:value="83.39">
            <text:p>$83.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Microcontroller</text:p>
          </table:table-cell>
          <table:table-cell office:value-type="currency" office:currency="USD" office:value="40">
            <text:p>$40.0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Cables, screws, glue</text:p>
          </table:table-cell>
          <table:table-cell office:value-type="currency" office:currency="USD" office:value="20">
            <text:p>$20.00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>
            <text:p>Diskohedron in total</text:p>
          </table:table-cell>
          <table:table-cell table:formula="of:=SUM([.D35:.D41])" office:value-type="currency" office:currency="USD" office:value="1285.7772">
            <text:p>$1,285.78</text:p>
          </table:table-cell>
          <table:table-cell table:number-columns-repeated="8"/>
        </table:table-row>
        <table:table-row table:style-name="ro2" table:number-rows-repeated="104853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0000-00-00T22:30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21:22:43</dc:date>
    <meta:generator>LibreOffice/4.0.3.3$Linux_X86_64 LibreOffice_project/400m0$Build-3</meta:generator>
    <meta:editing-duration>PT5H56M37S</meta:editing-duration>
    <meta:editing-cycles>7</meta:editing-cycles>
    <meta:document-statistic meta:table-count="3" meta:cell-count="408" meta:object-count="0"/>
  </office:meta>
</office:document-meta>
</file>